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MORENO HERRERA BETZABETH CARMEN</text:p>
      <text:p text:style-name="P12">CANT. TOTAL DE CAJAS: 7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MORENO HERRERA, BETZABETH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0:27:1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